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448.parseObject( String text , SelfTypeReference &lt; T &gt; self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3448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3448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3448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3448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3448.parseObject2( String text , SelfTypeReference &lt; T &gt; self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